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0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visibility="collapse" table:default-cell-style-name="Default"/>
        <table:table-column table:style-name="co3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origin code</text:p>
          </table:table-cell>
          <table:table-cell office:value-type="string" calcext:value-type="string">
            <text:p>orig output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ger.key</text:p>
          </table:table-cell>
          <table:table-cell office:value-type="string" calcext:value-type="string">
            <text:p>code</text:p>
          </table:table-cell>
          <table:table-cell table:number-columns-repeated="6"/>
          <table:table-cell office:value-type="string" calcext:value-type="string">
            <text:p>German Layout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("1")</text:p>
          </table:table-cell>
          <table:table-cell office:value-type="string" calcext:value-type="string">
            <text:p><text:s/>#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d("2")</text:p>
          </table:table-cell>
          <table:table-cell office:value-type="string" calcext:value-type="string">
            <text:p><text:s/>#</text:p>
          </table:table-cell>
          <table:table-cell table:number-columns-repeated="4"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Ü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d("3")</text:p>
          </table:table-cell>
          <table:table-cell office:value-type="string" calcext:value-type="string">
            <text:p><text:s/>#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d("4")</text:p>
          </table:table-cell>
          <table:table-cell table:number-columns-repeated="2"/>
          <table:table-cell table:formula="of:=UNICHAR([.A7])" office:value-type="string" office:string-value="&#13;" calcext:value-type="string">
            <text:p>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Ö</text:p>
          </table:table-cell>
          <table:table-cell table:style-name="ce1" office:value-type="string" calcext:value-type="string">
            <text:p>Ä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d("5")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d("6")</text:p>
          </table:table-cell>
          <table:table-cell table:number-columns-repeated="7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d("7")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d("8")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d("9")</text:p>
          </table:table-cell>
          <table:table-cell table:number-columns-repeated="9"/>
          <table:table-cell office:value-type="string" calcext:value-type="string">
            <text:p>Englisch Layout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("0")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("-")</text:p>
          </table:table-cell>
          <table:table-cell table:number-columns-repeated="5"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Ü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d("=")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d("q")</text:p>
          </table:table-cell>
          <table:table-cell office:value-type="string" calcext:value-type="string">
            <text:p><text:s/>is is is is</text:p>
          </table:table-cell>
          <table:table-cell office:value-type="string" calcext:value-type="string">
            <text:p>s</text:p>
          </table:table-cell>
          <table:table-cell table:formula="of:=CONCATENATE([.A16];&quot;: ord(&quot;;&quot;&quot;&quot;&quot;;[.D16];;&quot;&quot;&quot;),&quot;)" office:value-type="string" office:string-value="24: ord(&quot;s&quot;)," calcext:value-type="string">
            <text:p>24: ord("s"),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Ö</text:p>
          </table:table-cell>
          <table:table-cell table:style-name="ce1" office:value-type="string" calcext:value-type="string">
            <text:p>Ä</text:p>
          </table:table-cell>
          <table:table-cell/>
          <table:table-cell office:value-type="string" calcext:value-type="string">
            <text:p>24: ord("s"),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d("w")</text:p>
          </table:table-cell>
          <table:table-cell office:value-type="string" calcext:value-type="string">
            <text:p><text:s/>it it it</text:p>
          </table:table-cell>
          <table:table-cell office:value-type="string" calcext:value-type="string">
            <text:p>b</text:p>
          </table:table-cell>
          <table:table-cell table:formula="of:=CONCATENATE([.A17];&quot;: ord(&quot;;&quot;&quot;&quot;&quot;;[.D17];;&quot;&quot;&quot;),&quot;)" office:value-type="string" office:string-value="25: ord(&quot;b&quot;)," calcext:value-type="string">
            <text:p>25: ord("b"),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25: ord("b"),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d("e")</text:p>
          </table:table-cell>
          <table:table-cell office:value-type="string" calcext:value-type="string">
            <text:p><text:s/>about about</text:p>
          </table:table-cell>
          <table:table-cell office:value-type="string" calcext:value-type="string">
            <text:p>g</text:p>
          </table:table-cell>
          <table:table-cell table:formula="of:=CONCATENATE([.A18];&quot;: ord(&quot;;&quot;&quot;&quot;&quot;;[.D18];;&quot;&quot;&quot;),&quot;)" office:value-type="string" office:string-value="26: ord(&quot;g&quot;)," calcext:value-type="string">
            <text:p>26: ord("g"),</text:p>
          </table:table-cell>
          <table:table-cell table:number-columns-repeated="4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4"/>
          <table:table-cell office:value-type="string" calcext:value-type="string">
            <text:p>26: ord("g"),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rd("r")</text:p>
          </table:table-cell>
          <table:table-cell office:value-type="string" calcext:value-type="string">
            <text:p><text:s/>had had</text:p>
          </table:table-cell>
          <table:table-cell office:value-type="string" calcext:value-type="string">
            <text:p>r</text:p>
          </table:table-cell>
          <table:table-cell table:formula="of:=CONCATENATE([.A19];&quot;: ord(&quot;;&quot;&quot;&quot;&quot;;[.D19];;&quot;&quot;&quot;),&quot;)" office:value-type="string" office:string-value="27: ord(&quot;r&quot;)," calcext:value-type="string">
            <text:p>27: ord("r"),</text:p>
          </table:table-cell>
          <table:table-cell table:number-columns-repeated="15"/>
          <table:table-cell office:value-type="string" calcext:value-type="string">
            <text:p>27: ord("r"),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d("t")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d("y")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rd("u")</text:p>
          </table:table-cell>
          <table:table-cell office:value-type="string" calcext:value-type="string">
            <text:p><text:s/>of of</text:p>
          </table:table-cell>
          <table:table-cell office:value-type="string" calcext:value-type="string">
            <text:p>r</text:p>
          </table:table-cell>
          <table:table-cell table:formula="of:=CONCATENATE([.A22];&quot;: ord(&quot;;&quot;&quot;&quot;&quot;;[.D22];;&quot;&quot;&quot;),&quot;)" office:value-type="string" office:string-value="30: ord(&quot;r&quot;)," calcext:value-type="string">
            <text:p>30: ord("r"),</text:p>
          </table:table-cell>
          <table:table-cell table:number-columns-repeated="15"/>
          <table:table-cell office:value-type="string" calcext:value-type="string">
            <text:p>30: ord("r"),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d("i"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m</text:p>
          </table:table-cell>
          <table:table-cell table:formula="of:=CONCATENATE([.A23];&quot;: ord(&quot;;&quot;&quot;&quot;&quot;;[.D23];;&quot;&quot;&quot;),&quot;)" office:value-type="string" office:string-value="31: ord(&quot;m&quot;)," calcext:value-type="string">
            <text:p>31: ord("m"),</text:p>
          </table:table-cell>
          <table:table-cell table:number-columns-repeated="15"/>
          <table:table-cell office:value-type="string" calcext:value-type="string">
            <text:p>31: ord("m"),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rd("o")</text:p>
          </table:table-cell>
          <table:table-cell office:value-type="string" calcext:value-type="string">
            <text:p><text:s/>-L -L</text:p>
          </table:table-cell>
          <table:table-cell office:value-type="string" calcext:value-type="string">
            <text:p>g</text:p>
          </table:table-cell>
          <table:table-cell table:formula="of:=CONCATENATE([.A24];&quot;: ord(&quot;;&quot;&quot;&quot;&quot;;[.D24];;&quot;&quot;&quot;),&quot;)" office:value-type="string" office:string-value="32: ord(&quot;g&quot;)," calcext:value-type="string">
            <text:p>32: ord("g"),</text:p>
          </table:table-cell>
          <table:table-cell table:number-columns-repeated="15"/>
          <table:table-cell office:value-type="string" calcext:value-type="string">
            <text:p>32: ord("g"),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d("p")</text:p>
          </table:table-cell>
          <table:table-cell office:value-type="string" calcext:value-type="string">
            <text:p><text:s/>the the</text:p>
          </table:table-cell>
          <table:table-cell office:value-type="string" calcext:value-type="string">
            <text:p>s</text:p>
          </table:table-cell>
          <table:table-cell table:formula="of:=CONCATENATE([.A25];&quot;: ord(&quot;;&quot;&quot;&quot;&quot;;[.D25];;&quot;&quot;&quot;),&quot;)" office:value-type="string" office:string-value="33: ord(&quot;s&quot;)," calcext:value-type="string">
            <text:p>33: ord("s"),</text:p>
          </table:table-cell>
          <table:table-cell table:number-columns-repeated="15"/>
          <table:table-cell office:value-type="string" calcext:value-type="string">
            <text:p>33: ord("s"),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d("[")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d("a")</text:p>
          </table:table-cell>
          <table:table-cell office:value-type="string" calcext:value-type="string">
            <text:p><text:s/>is is is is</text:p>
          </table:table-cell>
          <table:table-cell office:value-type="string" calcext:value-type="string">
            <text:p>s</text:p>
          </table:table-cell>
          <table:table-cell table:formula="of:=CONCATENATE([.A27];&quot;: ord(&quot;;&quot;&quot;&quot;&quot;;[.D27];;&quot;&quot;&quot;),&quot;)" office:value-type="string" office:string-value="38: ord(&quot;s&quot;)," calcext:value-type="string">
            <text:p>38: ord("s"),</text:p>
          </table:table-cell>
          <table:table-cell table:number-columns-repeated="15"/>
          <table:table-cell office:value-type="string" calcext:value-type="string">
            <text:p>38: ord("s"),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d("s")</text:p>
          </table:table-cell>
          <table:table-cell office:value-type="string" calcext:value-type="string">
            <text:p><text:s text:c="2"/>can can</text:p>
          </table:table-cell>
          <table:table-cell office:value-type="string" calcext:value-type="string">
            <text:p>k</text:p>
          </table:table-cell>
          <table:table-cell table:formula="of:=CONCATENATE([.A28];&quot;: ord(&quot;;&quot;&quot;&quot;&quot;;[.D28];;&quot;&quot;&quot;),&quot;)" office:value-type="string" office:string-value="39: ord(&quot;k&quot;)," calcext:value-type="string">
            <text:p>39: ord("k"),</text:p>
          </table:table-cell>
          <table:table-cell table:number-columns-repeated="15"/>
          <table:table-cell office:value-type="string" calcext:value-type="string">
            <text:p>39: ord("k"),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d("d")</text:p>
          </table:table-cell>
          <table:table-cell office:value-type="string" calcext:value-type="string">
            <text:p><text:s/>with with</text:p>
          </table:table-cell>
          <table:table-cell office:value-type="string" calcext:value-type="string">
            <text:p>w</text:p>
          </table:table-cell>
          <table:table-cell table:formula="of:=CONCATENATE([.A29];&quot;: ord(&quot;;&quot;&quot;&quot;&quot;;[.D29];;&quot;&quot;&quot;),&quot;)" office:value-type="string" office:string-value="40: ord(&quot;w&quot;)," calcext:value-type="string">
            <text:p>40: ord("w"),</text:p>
          </table:table-cell>
          <table:table-cell table:number-columns-repeated="15"/>
          <table:table-cell office:value-type="string" calcext:value-type="string">
            <text:p>40: ord("w"),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rd("f")</text:p>
          </table:table-cell>
          <table:table-cell office:value-type="string" calcext:value-type="string">
            <text:p><text:s/>are are</text:p>
          </table:table-cell>
          <table:table-cell office:value-type="string" calcext:value-type="string">
            <text:p>r</text:p>
          </table:table-cell>
          <table:table-cell table:formula="of:=CONCATENATE([.A30];&quot;: ord(&quot;;&quot;&quot;&quot;&quot;;[.D30];;&quot;&quot;&quot;),&quot;)" office:value-type="string" office:string-value="41: ord(&quot;r&quot;)," calcext:value-type="string">
            <text:p>41: ord("r"),</text:p>
          </table:table-cell>
          <table:table-cell table:number-columns-repeated="15"/>
          <table:table-cell office:value-type="string" calcext:value-type="string">
            <text:p>41: ord("r"),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d("g")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d("h")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rd("j")</text:p>
          </table:table-cell>
          <table:table-cell office:value-type="string" calcext:value-type="string">
            <text:p><text:s/>are are</text:p>
          </table:table-cell>
          <table:table-cell office:value-type="string" calcext:value-type="string">
            <text:p>l</text:p>
          </table:table-cell>
          <table:table-cell table:formula="of:=CONCATENATE([.A33];&quot;: ord(&quot;;&quot;&quot;&quot;&quot;;[.D33];;&quot;&quot;&quot;),&quot;)" office:value-type="string" office:string-value="44: ord(&quot;l&quot;)," calcext:value-type="string">
            <text:p>44: ord("l"),</text:p>
          </table:table-cell>
          <table:table-cell table:number-columns-repeated="15"/>
          <table:table-cell office:value-type="string" calcext:value-type="string">
            <text:p>44: ord("l"),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d("k")</text:p>
          </table:table-cell>
          <table:table-cell office:value-type="string" calcext:value-type="string">
            <text:p><text:s/>Be be</text:p>
          </table:table-cell>
          <table:table-cell office:value-type="string" calcext:value-type="string">
            <text:p>b</text:p>
          </table:table-cell>
          <table:table-cell table:formula="of:=CONCATENATE([.A34];&quot;: ord(&quot;;&quot;&quot;&quot;&quot;;[.D34];;&quot;&quot;&quot;),&quot;)" office:value-type="string" office:string-value="45: ord(&quot;b&quot;)," calcext:value-type="string">
            <text:p>45: ord("b"),</text:p>
          </table:table-cell>
          <table:table-cell table:number-columns-repeated="15"/>
          <table:table-cell office:value-type="string" calcext:value-type="string">
            <text:p>45: ord("b"),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rd("l")</text:p>
          </table:table-cell>
          <table:table-cell office:value-type="string" calcext:value-type="string">
            <text:p>inging</text:p>
          </table:table-cell>
          <table:table-cell office:value-type="string" calcext:value-type="string">
            <text:p>d</text:p>
          </table:table-cell>
          <table:table-cell table:formula="of:=CONCATENATE([.A35];&quot;: ord(&quot;;&quot;&quot;&quot;&quot;;[.D35];;&quot;&quot;&quot;),&quot;)" office:value-type="string" office:string-value="46: ord(&quot;d&quot;)," calcext:value-type="string">
            <text:p>46: ord("d"),</text:p>
          </table:table-cell>
          <table:table-cell table:number-columns-repeated="15"/>
          <table:table-cell office:value-type="string" calcext:value-type="string">
            <text:p>46: ord("d"),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d("</text:p>
          </table:table-cell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rd("'")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d("c")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formula="of:=CONCATENATE([.A38];&quot;: ord(&quot;;&quot;&quot;&quot;&quot;;[.D38];;&quot;&quot;&quot;),&quot;)" office:value-type="string" office:string-value="54: ord(&quot;a&quot;)," calcext:value-type="string">
            <text:p>54: ord("a"),</text:p>
          </table:table-cell>
          <table:table-cell table:number-columns-repeated="15"/>
          <table:table-cell office:value-type="string" calcext:value-type="string">
            <text:p>54: ord("a"),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d("v")</text:p>
          </table:table-cell>
          <table:table-cell office:value-type="string" calcext:value-type="string">
            <text:p>to to to to</text:p>
          </table:table-cell>
          <table:table-cell office:value-type="string" calcext:value-type="string">
            <text:p>o</text:p>
          </table:table-cell>
          <table:table-cell table:formula="of:=CONCATENATE([.A39];&quot;: ord(&quot;;&quot;&quot;&quot;&quot;;[.D39];;&quot;&quot;&quot;),&quot;)" office:value-type="string" office:string-value="55: ord(&quot;o&quot;)," calcext:value-type="string">
            <text:p>55: ord("o"),</text:p>
          </table:table-cell>
          <table:table-cell table:number-columns-repeated="15"/>
          <table:table-cell office:value-type="string" calcext:value-type="string">
            <text:p>55: ord("o"),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d("n")</text:p>
          </table:table-cell>
          <table:table-cell office:value-type="string" calcext:value-type="string">
            <text:p><text:s/>he he he</text:p>
          </table:table-cell>
          <table:table-cell office:value-type="string" calcext:value-type="string">
            <text:p>e</text:p>
          </table:table-cell>
          <table:table-cell table:formula="of:=CONCATENATE([.A40];&quot;: ord(&quot;;&quot;&quot;&quot;&quot;;[.D40];;&quot;&quot;&quot;),&quot;)" office:value-type="string" office:string-value="57: ord(&quot;e&quot;)," calcext:value-type="string">
            <text:p>57: ord("e"),</text:p>
          </table:table-cell>
          <table:table-cell table:number-columns-repeated="15"/>
          <table:table-cell office:value-type="string" calcext:value-type="string">
            <text:p>57: ord("e"),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rd("m")</text:p>
          </table:table-cell>
          <table:table-cell office:value-type="string" calcext:value-type="string">
            <text:p><text:s/>you you you</text:p>
          </table:table-cell>
          <table:table-cell office:value-type="string" calcext:value-type="string">
            <text:p>u</text:p>
          </table:table-cell>
          <table:table-cell table:formula="of:=CONCATENATE([.A41];&quot;: ord(&quot;;&quot;&quot;&quot;&quot;;[.D41];;&quot;&quot;&quot;),&quot;)" office:value-type="string" office:string-value="58: ord(&quot;u&quot;)," calcext:value-type="string">
            <text:p>58: ord("u"),</text:p>
          </table:table-cell>
          <table:table-cell table:number-columns-repeated="15"/>
          <table:table-cell office:value-type="string" calcext:value-type="string">
            <text:p>58: ord("u"),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6:59:33.948817794</meta:creation-date>
    <dc:date>2015-05-24T17:51:10.867250657</dc:date>
    <meta:editing-duration>PT14M34S</meta:editing-duration>
    <meta:editing-cycles>1</meta:editing-cycles>
    <meta:document-statistic meta:table-count="1" meta:cell-count="273" meta:object-count="0"/>
    <meta:generator>LibreOffice/4.2.8.2$Linux_X86_64 LibreOffice_project/420m0$Build-2</meta:generator>
  </office:meta>
</office:document-meta>
</file>